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ROM golang:1.16 as builder</text:p>
      <text:p text:style-name="Standard"/>
      <text:p text:style-name="Standard">RUN mkdir /app</text:p>
      <text:p text:style-name="Standard"/>
      <text:p text:style-name="Standard">COPY . /app</text:p>
      <text:p text:style-name="Standard"/>
      <text:p text:style-name="Standard">WORKDIR /app</text:p>
      <text:p text:style-name="Standard">RUN CGO_ENABLED=0 GOOS=linux GOARCH=amd64 go build -o hw_app_golang .</text:p>
      <text:p text:style-name="Standard"/>
      <text:p text:style-name="Standard">FROM scratch</text:p>
      <text:p text:style-name="Standard"/>
      <text:p text:style-name="Standard">COPY --from=builder /app/hw_app_golang /</text:p>
      <text:p text:style-name="Standard"/>
      <text:p text:style-name="Standard">CMD ["/hw_app_golang"]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6T16:02:47.951953780</meta:creation-date>
    <dc:date>2021-06-26T16:05:24.649801320</dc:date>
    <meta:editing-duration>PT2M37S</meta:editing-duration>
    <meta:editing-cycles>1</meta:editing-cycles>
    <meta:document-statistic meta:table-count="0" meta:image-count="0" meta:object-count="0" meta:page-count="1" meta:paragraph-count="8" meta:word-count="30" meta:character-count="207" meta:non-whitespace-character-count="186"/>
    <meta:generator>LibreOffice/6.4.7.2$Linux_X86_64 LibreOffice_project/40$Build-2</meta:generator>
  </office:meta>
</office:document-meta>
</file>